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b464" officeooo:paragraph-rsid="0019b464"/>
    </style:style>
    <style:style style:name="P2" style:family="paragraph" style:parent-style-name="Standard">
      <style:text-properties officeooo:rsid="0019b464" officeooo:paragraph-rsid="0019b4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put logs:</text:p>
      <text:p text:style-name="P1"/>
      <text:p text:style-name="P1">1) Simple Bigram Character-level language model </text:p>
      <text:p text:style-name="P1"/>
      <text:p text:style-name="P1">step 0: train loss 4.7305, val loss 4.7241</text:p>
      <text:p text:style-name="P1">step 300: train loss 2.8110, val loss 2.8249</text:p>
      <text:p text:style-name="P1">step 600: train loss 2.5434, val loss 2.5682</text:p>
      <text:p text:style-name="P1">step 900: train loss 2.4932, val loss 2.5088</text:p>
      <text:p text:style-name="P1">step 1200: train loss 2.4863, val loss 2.5035</text:p>
      <text:p text:style-name="P1">step 1500: train loss 2.4665, val loss 2.4921</text:p>
      <text:p text:style-name="P1">step 1800: train loss 2.4683, val loss 2.4936</text:p>
      <text:p text:style-name="P1">step 2100: train loss 2.4696, val loss 2.4846</text:p>
      <text:p text:style-name="P1">step 2400: train loss 2.4638, val loss 2.4879</text:p>
      <text:p text:style-name="P1">step 2700: train loss 2.4738, val loss 2.4911</text:p>
      <text:p text:style-name="P1"/>
      <text:p text:style-name="P1"/>
      <text:p text:style-name="P1"/>
      <text:p text:style-name="P1">CEThik brid owindakis b, bth</text:p>
      <text:p text:style-name="P1"/>
      <text:p text:style-name="P1">HAPet bobe d e.</text:p>
      <text:p text:style-name="P1">S:</text:p>
      <text:p text:style-name="P1">O:3 my d?</text:p>
      <text:p text:style-name="P1">LUCous:</text:p>
      <text:p text:style-name="P1">Wanthar u qur, t.</text:p>
      <text:p text:style-name="P1">War dXENDoate awice my.</text:p>
      <text:p text:style-name="P1"/>
      <text:p text:style-name="P1">Hastarom oroup</text:p>
      <text:p text:style-name="P1">Yowhthetof isth ble mil ndill, ath iree sengmin lat Heriliovets, and Win nghir.</text:p>
      <text:p text:style-name="P1">Swanousel lind me l.</text:p>
      <text:p text:style-name="P1">HAshe ce hiry:</text:p>
      <text:p text:style-name="P1">Supr aisspllw y.</text:p>
      <text:p text:style-name="P1">Hentofu n Boopetelaves</text:p>
      <text:p text:style-name="P1">MPOLI s, d mothakleo Windo whth eisbyo the m dourive we higend t so mower; te</text:p>
      <text:p text:style-name="P1"/>
      <text:p text:style-name="P1">AN ad nterupt f s ar igr t m:</text:p>
      <text:p text:style-name="P1"/>
      <text:p text:style-name="P1">Thin maleronth,</text:p>
      <text:p text:style-name="P1">Mad</text:p>
      <text:p text:style-name="P1">RD:</text:p>
      <text:p text:style-name="P1"/>
      <text:p text:style-name="P1">WISo myrangoube!</text:p>
      <text:p text:style-name="P1">KENob&amp;y, wardsal thes ghesthinin couk ay aney IOUSts I&amp;fr y ce.</text:p>
      <text:p text:style-name="P1">J</text:p>
      <text:p text:style-name="P1"/>
      <text:p text:style-name="P1"/>
      <text:p text:style-name="P1">2) Character level Bigram language model with self-attention</text:p>
      <text:p text:style-name="P1"/>
      <text:p text:style-name="P1"/>
      <text:p text:style-name="P1"/>
      <text:p text:style-name="P1">step 0: train loss 4.1970, val loss 4.2007</text:p>
      <text:p text:style-name="P1">step 300: train loss 2.4326, val loss 2.4531</text:p>
      <text:p text:style-name="P1">step 600: train loss 2.3407, val loss 2.3778</text:p>
      <text:p text:style-name="P1"><text:soft-page-break/>step 900: train loss 2.2789, val loss 2.3086</text:p>
      <text:p text:style-name="P1">step 1200: train loss 2.2545, val loss 2.2984</text:p>
      <text:p text:style-name="P1">step 1500: train loss 2.2048, val loss 2.2521</text:p>
      <text:p text:style-name="P1">step 1800: train loss 2.2158, val loss 2.2780</text:p>
      <text:p text:style-name="P1">step 2100: train loss 2.1884, val loss 2.2391</text:p>
      <text:p text:style-name="P1">step 2400: train loss 2.1846, val loss 2.2636</text:p>
      <text:p text:style-name="P1">step 2700: train loss 2.1638, val loss 2.2530</text:p>
      <text:p text:style-name="P1"/>
      <text:p text:style-name="P1">Were bef this own,</text:p>
      <text:p text:style-name="P1">The on, ble</text:p>
      <text:p text:style-name="P1">baise munbe to tave Other meagae of bar hip fou quelbe.</text:p>
      <text:p text:style-name="P1"/>
      <text:p text:style-name="P1"/>
      <text:p text:style-name="P1">Fed lay ane awill myou,</text:p>
      <text:p text:style-name="P1">Dod to ho mup</text:p>
      <text:p text:style-name="P1">You sproof it heing mil nowlll ae misee senecin lat Helid ove then hove ther on that thel lind teave thus won hin sprup hais thew ye whern's nor</text:p>
      <text:p text:style-name="P1">To thigh gon myou wo thee akllool-noo wher eiible the m boxrive wees ime sto-of of he the the hanter firf son; wor the:</text:p>
      <text:p text:style-name="P1">E wo yonle of whis dere?</text:p>
      <text:p text:style-name="P1"/>
      <text:p text:style-name="P1">KING ENEHENNE:</text:p>
      <text:p text:style-name="P1">Har,</text:p>
      <text:p text:style-name="P1">Nof hat adave the Ea for hoin cour ay andy vronts chan the! My</text:p>
      <text:p text:style-name="P1"/>
      <text:p text:style-name="P1"/>
      <text:p text:style-name="P1">3) Character-level bigram language model with Transformer block with multi-head attention</text:p>
      <text:p text:style-name="P1"/>
      <text:p text:style-name="P1">step 0: train loss 4.1538, val loss 4.1524</text:p>
      <text:p text:style-name="P1">step 300: train loss 2.4718, val loss 2.4865</text:p>
      <text:p text:style-name="P1">step 600: train loss 2.3571, val loss 2.4051</text:p>
      <text:p text:style-name="P1">step 900: train loss 2.3005, val loss 2.3411</text:p>
      <text:p text:style-name="P1">step 1200: train loss 2.2751, val loss 2.3209</text:p>
      <text:p text:style-name="P1">step 1500: train loss 2.2344, val loss 2.2739</text:p>
      <text:p text:style-name="P1">step 1800: train loss 2.2379, val loss 2.2957</text:p>
      <text:p text:style-name="P1">step 2100: train loss 2.2117, val loss 2.2583</text:p>
      <text:p text:style-name="P1">step 2400: train loss 2.1967, val loss 2.2691</text:p>
      <text:p text:style-name="P1">step 2700: train loss 2.1980, val loss 2.2593</text:p>
      <text:p text:style-name="P1"/>
      <text:p text:style-name="P1"/>
      <text:p text:style-name="P1"/>
      <text:p text:style-name="P1">CORK:</text:p>
      <text:p text:style-name="P1">Sery cowe, whis by be madiestebube to: antgrians wealfeanss: Vant heund combe. Whredtlah anes wich pone, not com onour</text:p>
      <text:p text:style-name="P1">You thet fiice come my welill, begeireees. Icie lat Helflulv ting, dove pnean is wans!</text:p>
      <text:p text:style-name="P1"><text:s/>lal nd peave theer cochery: tuge anssell, yevellinks normopeter'tles.</text:p>
      <text:p text:style-name="P1"/>
      <text:p text:style-name="P1">DUKING GUMEONIUCKEWISIARD:</text:p>
      <text:p text:style-name="P1">VCeiibysee ath forrive winchience pooppower; the the bantertperf son; wor the: there in Moont tcand an? grono for fyou be stied is:</text:p>
      <text:p text:style-name="P1">Shost Wices and thicich stk aar tey Rexptsechan the! My</text:p>
      <text:p text:style-name="P1"/>
      <text:p text:style-name="P1"><text:soft-page-break/></text:p>
      <text:p text:style-name="P1"/>
      <text:p text:style-name="P1">4) Character-level bigram language model with Transformer block with Multi-head attention and residual connections</text:p>
      <text:p text:style-name="P1"/>
      <text:p text:style-name="P1">step 0: train loss 4.1640, val loss 4.1632</text:p>
      <text:p text:style-name="P1">step 300: train loss 2.4340, val loss 2.4547</text:p>
      <text:p text:style-name="P1">step 600: train loss 2.3373, val loss 2.3857</text:p>
      <text:p text:style-name="P1">step 900: train loss 2.3020, val loss 2.3435</text:p>
      <text:p text:style-name="P1">step 1200: train loss 2.2696, val loss 2.3258</text:p>
      <text:p text:style-name="P1">step 1500: train loss 2.2306, val loss 2.2854</text:p>
      <text:p text:style-name="P1">step 1800: train loss 2.2337, val loss 2.3009</text:p>
      <text:p text:style-name="P1">step 2100: train loss 2.2191, val loss 2.2779</text:p>
      <text:p text:style-name="P1">step 2400: train loss 2.2007, val loss 2.2672</text:p>
      <text:p text:style-name="P1">step 2700: train loss 2.2084, val loss 2.2700</text:p>
      <text:p text:style-name="P1"/>
      <text:p text:style-name="P1">Whent whit,</text:p>
      <text:p text:style-name="P1">My will tis by be mandeelablay to: anver-'ts me?</text:p>
      <text:p text:style-name="P1">I'd</text:p>
      <text:p text:style-name="P1">My:</text:p>
      <text:p text:style-name="P1">Whit gepulquethert?</text:p>
      <text:p text:style-name="P1">F dilth afe awice my fef's aput onour</text:p>
      <text:p text:style-name="P1">Youns, tof in coble mill dill, bes ifee sen cin latisel, tor the and the nown!</text:p>
      <text:p text:style-name="P1">Ferabses lill die; litliser cechiry: thy Marselllwty. HEMBEUSICIBILIZIALIYICK:</text:p>
      <text:p text:style-name="P1">Noty wod metlake onW-nou whtt piings withe bour will now; now poon gien; the the banterthy f so;</text:p>
      <text:p text:style-name="P1">Piry the: there in More, fise Pried by of.</text:p>
      <text:p text:style-name="P1"/>
      <text:p text:style-name="P1">HENRY:</text:p>
      <text:p text:style-name="P1">Sar,</text:p>
      <text:p text:style-name="P1">Sby and adspece.</text:p>
      <text:p text:style-name="P1"/>
      <text:p text:style-name="P1">Eghts bidin cour aar tey I youse,</text:p>
      <text:p text:style-name="P1"/>
      <text:p text:style-name="P1">Gonf vow,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18:47:18.149495679</meta:creation-date>
    <dc:date>2025-06-12T19:20:29.457186929</dc:date>
    <meta:editing-duration>PT11M1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3" meta:paragraph-count="99" meta:word-count="723" meta:character-count="4033" meta:non-whitespace-character-count="3407"/>
  </office:meta>
</office:document-meta>
</file>